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4000000E109049AC8E055DA1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.303cm" fo:min-width="0.9cm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0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ff420e" fo:font-size="9pt" style:font-size-asian="18pt" style:font-size-complex="18pt"/>
    </style:style>
    <style:style style:name="P4" style:family="paragraph">
      <loext:graphic-properties draw:fill="none" draw:fill-color="#ffffff"/>
      <style:text-properties fo:color="#ff420e" fo:font-size="9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6.455cm" svg:height="5.952cm" svg:x="7.615cm" svg:y="12.069cm">
          <draw:image xlink:href="Pictures/10000201000000F4000000E109049AC8E055DA1E.png" xlink:type="simple" xlink:show="embed" xlink:actuate="onLoad">
            <text:p/>
          </draw:image>
        </draw:frame>
        <draw:custom-shape draw:style-name="gr2" draw:text-style-name="P2" draw:layer="layout" svg:width="1.5cm" svg:height="1.653cm" svg:x="10.4cm" svg:y="14.24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0.18cm" svg:height="0.357cm" svg:x="11.02cm" svg:y="13.8cm">
          <draw:text-box>
            <text:p text:style-name="P3">0</text:p>
          </draw:text-box>
        </draw:frame>
        <draw:frame draw:style-name="gr3" draw:text-style-name="P4" draw:layer="layout" svg:width="0.18cm" svg:height="0.357cm" svg:x="12.1cm" svg:y="14.843cm">
          <draw:text-box>
            <text:p text:style-name="P3">1</text:p>
          </draw:text-box>
        </draw:frame>
        <draw:frame draw:style-name="gr3" draw:text-style-name="P4" draw:layer="layout" svg:width="0.18cm" svg:height="0.357cm" svg:x="11.02cm" svg:y="16cm">
          <draw:text-box>
            <text:p text:style-name="P3">2</text:p>
          </draw:text-box>
        </draw:frame>
        <draw:frame draw:style-name="gr3" draw:text-style-name="P4" draw:layer="layout" svg:width="0.18cm" svg:height="0.357cm" svg:x="10.02cm" svg:y="14.843cm">
          <draw:text-box>
            <text:p text:style-name="P3">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3T10:10:19.690000000</meta:creation-date>
    <dc:date>2019-09-13T10:19:48.126000000</dc:date>
    <meta:editing-duration>PT9M36S</meta:editing-duration>
    <meta:editing-cycles>1</meta:editing-cycles>
    <meta:document-statistic meta:object-count="6"/>
    <meta:generator>LibreOffice/6.0.6.2$Windows_X86_64 LibreOffice_project/0c292870b25a325b5ed35f6b45599d2ea4458e77</meta:generator>
  </office:meta>
</office:document-meta>
</file>